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74pt"/>
    </style:style>
    <style:style style:name="co2" style:family="table-column">
      <style:table-column-properties fo:break-before="auto" style:column-width="92.24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83.25pt"/>
    </style:style>
    <style:style style:name="co5" style:family="table-column">
      <style:table-column-properties fo:break-before="auto" style:column-width="472.51pt"/>
    </style:style>
    <style:style style:name="co6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0cece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Hyperlink" style:data-style-name="N0">
      <style:table-cell-properties fo:background-color="transparent"/>
      <style:text-properties fo:color="#0563c1" style:text-underline-style="solid" style:text-underline-width="auto" style:text-underline-color="font-color"/>
    </style:style>
    <style:style style:name="ce6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an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/>
          <table:table-cell table:style-name="ce1" office:value-type="string" calcext:value-type="string">
            <text:p>Digikey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1</text:p>
          </table:table-cell>
          <table:table-cell table:style-name="ce5" table:formula="of:=HYPERLINK([.F2:.F18])" office:value-type="string" office:string-value="http://www.digikey.com/product-detail/en/LB%20Q39G-L2OO-35-1/475-2816-1-ND/2176355" calcext:value-type="string">
            <text:p>http://www.digikey.com/product-detail/en/LB%20Q39G-L2OO-35-1/475-2816-1-ND/2176355</text:p>
          </table:table-cell>
          <table:table-cell office:value-type="string" calcext:value-type="string">
            <text:p>http://www.digikey.com/product-detail/en/LB%20Q39G-L2OO-35-1/475-2816-1-ND/2176355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-0603</text:p>
          </table:table-cell>
          <table:table-cell office:value-type="string" calcext:value-type="string">
            <text:p>LED2</text:p>
          </table:table-cell>
          <table:table-cell table:style-name="ce5" table:formula="of:=HYPERLINK([.F3:.F19])" office:value-type="string" office:string-value="http://www.digikey.com/product-detail/en/LG%20L29K-F2J1-24/475-1193-1-ND/810354" calcext:value-type="string">
            <text:p>http://www.digikey.com/product-detail/en/LG%20L29K-F2J1-24/475-1193-1-ND/810354</text:p>
          </table:table-cell>
          <table:table-cell office:value-type="string" calcext:value-type="string">
            <text:p>http://www.digikey.com/product-detail/en/LG%20L29K-F2J1-24/475-1193-1-ND/810354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X03_LOCK</text:p>
          </table:table-cell>
          <table:table-cell office:value-type="string" calcext:value-type="string">
            <text:p>J4, JP3</text:p>
          </table:table-cell>
          <table:table-cell table:style-name="ce6" table:formula="of:=HYPERLINK([.F4:.F20])" office:value-type="string" office:string-value="http://www.digikey.com/product-detail/en/PREC003SAAN-RC/S1012EC-03-ND/2774851" calcext:value-type="string">
            <text:p>http://www.digikey.com/product-detail/en/PREC003SAAN-RC/S1012EC-03-ND/2774851</text:p>
          </table:table-cell>
          <table:table-cell office:value-type="string" calcext:value-type="string">
            <text:p>http://www.digikey.com/product-detail/en/PREC003SAAN-RC/S1012EC-03-ND/277485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REWTERMINAL-3.5MM-4_LOCK.007S</text:p>
          </table:table-cell>
          <table:table-cell office:value-type="string" calcext:value-type="string">
            <text:p>J3</text:p>
          </table:table-cell>
          <table:table-cell table:style-name="ce6" table:formula="of:=HYPERLINK([.F5:.F21])" office:value-type="string" office:string-value="http://www.digikey.com/product-detail/en/1776275-4/A98038-ND/1826901" calcext:value-type="string">
            <text:p>http://www.digikey.com/product-detail/en/1776275-4/A98038-ND/1826901</text:p>
          </table:table-cell>
          <table:table-cell office:value-type="string" calcext:value-type="string">
            <text:p>http://www.digikey.com/product-detail/en/1776275-4/A98038-ND/1826901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820" calcext:value-type="float">
            <text:p>820</text:p>
          </table:table-cell>
          <table:table-cell office:value-type="string" calcext:value-type="string">
            <text:p>green-res</text:p>
          </table:table-cell>
          <table:table-cell office:value-type="string" calcext:value-type="string">
            <text:p>R2</text:p>
          </table:table-cell>
          <table:table-cell table:style-name="ce5" table:formula="of:=HYPERLINK([.F6:.F22])" office:value-type="string" office:string-value="http://www.digikey.com/product-search/en?keywords=311-820HRCT-ND" calcext:value-type="string">
            <text:p>http://www.digikey.com/product-search/en?keywords=311-820HRCT-ND</text:p>
          </table:table-cell>
          <table:table-cell office:value-type="string" calcext:value-type="string">
            <text:p>http://www.digikey.com/product-search/en?keywords=311-820HRCT-N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220" calcext:value-type="float">
            <text:p>220</text:p>
          </table:table-cell>
          <table:table-cell office:value-type="string" calcext:value-type="string">
            <text:p>Blue-res</text:p>
          </table:table-cell>
          <table:table-cell office:value-type="string" calcext:value-type="string">
            <text:p>R1</text:p>
          </table:table-cell>
          <table:table-cell table:style-name="ce5" table:formula="of:=HYPERLINK([.F7:.F23])" office:value-type="string" office:string-value="http://www.digikey.com/product-search/en?keywords=311-220HRCT-ND" calcext:value-type="string">
            <text:p>http://www.digikey.com/product-search/en?keywords=311-220HRCT-ND</text:p>
          </table:table-cell>
          <table:table-cell office:value-type="string" calcext:value-type="string">
            <text:p>http://www.digikey.com/product-search/en?keywords=311-220HRCT-ND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style-name="ce4" office:value-type="string" calcext:value-type="string">
            <text:p>0603-RES</text:p>
          </table:table-cell>
          <table:table-cell office:value-type="string" calcext:value-type="string">
            <text:p>R4</text:p>
          </table:table-cell>
          <table:table-cell table:style-name="ce6" table:formula="of:=HYPERLINK([.F8:.F24])" office:value-type="string" office:string-value="http://www.digikey.com/product-search/en?keywords=311-10.0KHRCT-ND" calcext:value-type="string">
            <text:p>http://www.digikey.com/product-search/en?keywords=311-10.0KHRCT-ND</text:p>
          </table:table-cell>
          <table:table-cell office:value-type="string" calcext:value-type="string">
            <text:p>http://www.digikey.com/product-search/en?keywords=311-10.0KHRCT-ND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.1uF</text:p>
          </table:table-cell>
          <table:table-cell table:style-name="ce4" office:value-type="string" calcext:value-type="string">
            <text:p>0603-CAP</text:p>
          </table:table-cell>
          <table:table-cell office:value-type="string" calcext:value-type="string">
            <text:p>C1, C2, C3, C4, C6</text:p>
          </table:table-cell>
          <table:table-cell table:style-name="ce6" table:formula="of:=HYPERLINK([.F9:.F25])" office:value-type="string" office:string-value="http://www.digikey.com/product-search/en?keywords=1276-1006-1-ND" calcext:value-type="string">
            <text:p>http://www.digikey.com/product-search/en?keywords=1276-1006-1-ND</text:p>
          </table:table-cell>
          <table:table-cell office:value-type="string" calcext:value-type="string">
            <text:p>http://www.digikey.com/product-search/en?keywords=1276-1006-1-N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120" calcext:value-type="float">
            <text:p>120</text:p>
          </table:table-cell>
          <table:table-cell table:style-name="ce4" office:value-type="string" calcext:value-type="string">
            <text:p>0603-RES</text:p>
          </table:table-cell>
          <table:table-cell office:value-type="string" calcext:value-type="string">
            <text:p>R3</text:p>
          </table:table-cell>
          <table:table-cell table:style-name="ce6" table:formula="of:=HYPERLINK([.F10:.F26])" office:value-type="string" office:string-value="http://www.digikey.com/product-search/en?keywords=311-120HRCT-ND" calcext:value-type="string">
            <text:p>http://www.digikey.com/product-search/en?keywords=311-120HRCT-ND</text:p>
          </table:table-cell>
          <table:table-cell office:value-type="string" calcext:value-type="string">
            <text:p>http://www.digikey.com/product-search/en?keywords=311-120HRCT-ND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table:style-name="ce4" office:value-type="string" calcext:value-type="string">
            <text:p>0603-CAP</text:p>
          </table:table-cell>
          <table:table-cell office:value-type="string" calcext:value-type="string">
            <text:p>C5, C7</text:p>
          </table:table-cell>
          <table:table-cell table:style-name="ce6" table:formula="of:=HYPERLINK([.F11:.F27])" office:value-type="string" office:string-value="http://www.digikey.com/product-search/en?keywords=490-10992-1-ND" calcext:value-type="string">
            <text:p>http://www.digikey.com/product-search/en?keywords=490-10992-1-ND</text:p>
          </table:table-cell>
          <table:table-cell office:value-type="string" calcext:value-type="string">
            <text:p>http://www.digikey.com/product-search/en?keywords=490-10992-1-N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202K-3.3TRG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2</text:p>
          </table:table-cell>
          <table:table-cell table:style-name="ce6" table:formula="of:=HYPERLINK([.F12:.F28])" office:value-type="string" office:string-value="http://www.digikey.com/product-detail/en/AP2202K-3.3TRG1/AP2202K-3.3TRG1DICT-ND/4505286" calcext:value-type="string">
            <text:p>http://www.digikey.com/product-detail/en/AP2202K-3.3TRG1/AP2202K-3.3TRG1DICT-ND/4505286</text:p>
          </table:table-cell>
          <table:table-cell office:value-type="string" calcext:value-type="string">
            <text:p>http://www.digikey.com/product-detail/en/AP2202K-3.3TRG1/AP2202K-3.3TRG1DICT-ND/450528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2551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U3</text:p>
          </table:table-cell>
          <table:table-cell table:style-name="ce6" table:formula="of:=HYPERLINK([.F13:.F29])" office:value-type="string" office:string-value="http://www.digikey.com/product-detail/en/MCP2551-I%2FSN/MCP2551-I%2FSN-ND/509452" calcext:value-type="string">
            <text:p>http://www.digikey.com/product-detail/en/MCP2551-I%2FSN/MCP2551-I%2FSN-ND/509452</text:p>
          </table:table-cell>
          <table:table-cell office:value-type="string" calcext:value-type="string">
            <text:p>http://www.digikey.com/product-detail/en/MCP2551-I%2FSN/MCP2551-I%2FSN-ND/50945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M32F042C6T6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U$1</text:p>
          </table:table-cell>
          <table:table-cell table:style-name="ce6" table:formula="of:=HYPERLINK([.F14:.F30])" office:value-type="string" office:string-value="http://www.digikey.com/product-search/en?vendor=0&amp;keywords=497-14648-ND" calcext:value-type="string">
            <text:p>http://www.digikey.com/product-search/en?vendor=0&amp;keywords=497-14648-ND</text:p>
          </table:table-cell>
          <table:table-cell office:value-type="string" calcext:value-type="string">
            <text:p>http://www.digikey.com/product-search/en?vendor=0&amp;keywords=497-14648-ND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-MICROB</text:p>
          </table:table-cell>
          <table:table-cell office:value-type="string" calcext:value-type="string">
            <text:p>J2</text:p>
          </table:table-cell>
          <table:table-cell table:style-name="ce6" table:formula="of:=HYPERLINK([.F15:.F31])" office:value-type="string" office:string-value="http://www.digikey.com/product-detail/en/10118192-0001LF/609-4613-1-ND/2785378" calcext:value-type="string">
            <text:p>http://www.digikey.com/product-detail/en/10118192-0001LF/609-4613-1-ND/2785378</text:p>
          </table:table-cell>
          <table:table-cell office:value-type="string" calcext:value-type="string">
            <text:p>http://www.digikey.com/product-detail/en/10118192-0001LF/609-4613-1-ND/2785378</text:p>
          </table:table-cell>
          <table:table-cell table:number-columns-repeated="101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se </text:p>
          </table:table-cell>
          <table:table-cell office:value-type="string" calcext:value-type="string">
            <text:p>F0805</text:p>
          </table:table-cell>
          <table:table-cell office:value-type="string" calcext:value-type="string">
            <text:p>F1</text:p>
          </table:table-cell>
          <table:table-cell table:style-name="ce6" table:formula="of:=HYPERLINK([.F16:.F32])" office:value-type="string" office:string-value="http://www.digikey.com/product-detail/en/0ZCK0035FF2G/507-1812-1-ND/4156253" calcext:value-type="string">
            <text:p>http://www.digikey.com/product-detail/en/0ZCK0035FF2G/507-1812-1-ND/4156253</text:p>
          </table:table-cell>
          <table:table-cell table:style-name="ce6" office:value-type="string" calcext:value-type="string">
            <text:p>http://www.digikey.com/product-detail/en/0ZCK0035FF2G/507-1812-1-ND/415625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umper</text:p>
          </table:table-cell>
          <table:table-cell table:number-columns-repeated="2"/>
          <table:table-cell table:style-name="ce6" table:formula="of:=HYPERLINK([.F18:.F33])" office:value-type="string" office:string-value="http://www.digikey.com/product-detail/en/SPC02SYAN/S9001-ND/76375" calcext:value-type="string">
            <text:p>http://www.digikey.com/product-detail/en/SPC02SYAN/S9001-ND/76375</text:p>
          </table:table-cell>
          <table:table-cell office:value-type="string" calcext:value-type="string">
            <text:p>http://www.digikey.com/product-detail/en/SPC02SYAN/S9001-ND/76375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debf7"/>
    </style:style>
    <style:style style:name="_32_0_25__20_-_20_Accent2" style:display-name="20% - Accent2" style:family="table-cell" style:parent-style-name="Default" style:data-style-name="N0">
      <style:table-cell-properties fo:background-color="#fce4d6"/>
    </style:style>
    <style:style style:name="_32_0_25__20_-_20_Accent3" style:display-name="20% - Accent3" style:family="table-cell" style:parent-style-name="Default" style:data-style-name="N0">
      <style:table-cell-properties fo:background-color="#ededed"/>
    </style:style>
    <style:style style:name="_32_0_25__20_-_20_Accent4" style:display-name="20% - Accent4" style:family="table-cell" style:parent-style-name="Default" style:data-style-name="N0">
      <style:table-cell-properties fo:background-color="#fff2cc"/>
    </style:style>
    <style:style style:name="_32_0_25__20_-_20_Accent5" style:display-name="20% - Accent5" style:family="table-cell" style:parent-style-name="Default" style:data-style-name="N0">
      <style:table-cell-properties fo:background-color="#d9e1f2"/>
    </style:style>
    <style:style style:name="_32_0_25__20_-_20_Accent6" style:display-name="20% - Accent6" style:family="table-cell" style:parent-style-name="Default" style:data-style-name="N0">
      <style:table-cell-properties fo:background-color="#e2efda"/>
    </style:style>
    <style:style style:name="_34_0_25__20_-_20_Accent1" style:display-name="40% - Accent1" style:family="table-cell" style:parent-style-name="Default" style:data-style-name="N0">
      <style:table-cell-properties fo:background-color="#bdd7ee"/>
    </style:style>
    <style:style style:name="_34_0_25__20_-_20_Accent2" style:display-name="40% - Accent2" style:family="table-cell" style:parent-style-name="Default" style:data-style-name="N0">
      <style:table-cell-properties fo:background-color="#f8cbad"/>
    </style:style>
    <style:style style:name="_34_0_25__20_-_20_Accent3" style:display-name="40% - Accent3" style:family="table-cell" style:parent-style-name="Default" style:data-style-name="N0">
      <style:table-cell-properties fo:background-color="#dbdbdb"/>
    </style:style>
    <style:style style:name="_34_0_25__20_-_20_Accent4" style:display-name="40% - Accent4" style:family="table-cell" style:parent-style-name="Default" style:data-style-name="N0">
      <style:table-cell-properties fo:background-color="#ffe699"/>
    </style:style>
    <style:style style:name="_34_0_25__20_-_20_Accent5" style:display-name="40% - Accent5" style:family="table-cell" style:parent-style-name="Default" style:data-style-name="N0">
      <style:table-cell-properties fo:background-color="#b4c6e7"/>
    </style:style>
    <style:style style:name="_34_0_25__20_-_20_Accent6" style:display-name="40% - Accent6" style:family="table-cell" style:parent-style-name="Default" style:data-style-name="N0">
      <style:table-cell-properties fo:background-color="#c6e0b4"/>
    </style:style>
    <style:style style:name="_36_0_25__20_-_20_Accent1" style:display-name="60% - Accent1" style:family="table-cell" style:parent-style-name="Default" style:data-style-name="N0">
      <style:table-cell-properties fo:background-color="#9bc2e6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f4b08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9c9c9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ffd966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8ea9db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a9d08e"/>
      <style:text-properties fo:color="#ffffff"/>
    </style:style>
    <style:style style:name="Accent1" style:family="table-cell" style:parent-style-name="Default" style:data-style-name="N0">
      <style:table-cell-properties fo:background-color="#5b9bd5"/>
      <style:text-properties fo:color="#ffffff"/>
    </style:style>
    <style:style style:name="Accent2" style:family="table-cell" style:parent-style-name="Default" style:data-style-name="N0">
      <style:table-cell-properties fo:background-color="#ed7d31"/>
      <style:text-properties fo:color="#ffffff"/>
    </style:style>
    <style:style style:name="Accent3" style:family="table-cell" style:parent-style-name="Default" style:data-style-name="N0">
      <style:table-cell-properties fo:background-color="#a5a5a5"/>
      <style:text-properties fo:color="#ffffff"/>
    </style:style>
    <style:style style:name="Accent4" style:family="table-cell" style:parent-style-name="Default" style:data-style-name="N0">
      <style:table-cell-properties fo:background-color="#ffc000"/>
      <style:text-properties fo:color="#ffffff"/>
    </style:style>
    <style:style style:name="Accent5" style:family="table-cell" style:parent-style-name="Default" style:data-style-name="N0">
      <style:table-cell-properties fo:background-color="#4472c4"/>
      <style:text-properties fo:color="#ffffff"/>
    </style:style>
    <style:style style:name="Accent6" style:family="table-cell" style:parent-style-name="Default" style:data-style-name="N0">
      <style:table-cell-properties fo:background-color="#70ad47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2.49pt solid #5b9bd5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cccea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bc2e6" fo:border-left="none" fo:border-right="none" fo:border-top="none"/>
      <style:text-properties fo:color="#44546a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44546a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otal" style:family="table-cell" style:parent-style-name="Default" style:data-style-name="N0">
      <style:table-cell-properties fo:border-bottom="0.06pt solid #5b9bd5" fo:border-left="none" fo:border-right="none" fo:border-top="0.06pt solid #5b9bd5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20:19:09.203946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initial-creator>Ethan Zonca</meta:initial-creator>
    <meta:creation-date>2015-04-13T20:03:18Z</meta:creation-date>
    <dc:date>2016-01-25T20:50:45.936662480</dc:date>
    <meta:editing-duration>PT32M31S</meta:editing-duration>
    <meta:editing-cycles>9</meta:editing-cycles>
    <meta:document-statistic meta:table-count="1" meta:cell-count="97" meta:object-count="0"/>
  </office:meta>
</office:document-meta>
</file>